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36" style:base-cell-address="Tabelle1.D3"/>
    </style:style>
    <style:style style:name="ce5" style:family="table-cell">
      <style:map style:condition="of:cell-content()!=[.A3]" style:apply-style-name="cf36" style:base-cell-address="Tabelle1.C3"/>
    </style:style>
    <style:style style:name="ce6" style:family="table-cell">
      <style:map style:condition="of:cell-content()!=[.A35]" style:apply-style-name="cf36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37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36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07" table:formula="of:=SUM([.F3:.F114])+11" table:style-name="ce1">
            <text:p>30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condition table:field-number="4" table:value="Not yet implemente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36" style:family="table-cell">
      <style:table-cell-properties fo:background-color="#FFE699"/>
      <style:text-properties fo:color="#000000" style:font-family-generic="swiss"/>
    </style:style>
    <style:style style:name="cf37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27T14:44:11Z</dc:date>
    <meta:editing-cycles>1</meta:editing-cycles>
    <meta:editing-duration>PT0S</meta:editing-duration>
  </office:meta>
</office:document-meta>
</file>